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Garud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9dc" officeooo:paragraph-rsid="0001a9dc"/>
    </style:style>
    <style:style style:name="P2" style:family="paragraph" style:parent-style-name="Text_20_body">
      <style:text-properties fo:font-variant="normal" fo:text-transform="none" fo:color="#414b52" style:font-name="Arial" fo:font-size="10.5pt" fo:letter-spacing="normal" fo:font-style="normal" fo:font-weight="normal" officeooo:rsid="0001a9dc" officeooo:paragraph-rsid="0001a9dc"/>
    </style:style>
    <style:style style:name="P3" style:family="paragraph" style:parent-style-name="Text_20_body">
      <loext:graphic-properties draw:fill="solid" draw:fill-color="#faf9f9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af9f9" fo:padding="0cm" fo:border="none"/>
      <style:text-properties fo:font-variant="normal" fo:text-transform="none" fo:color="#414b52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 — тестирование</text:p>
      <text:p text:style-name="P1"/>
      <text:p text:style-name="P2">Идея A/B-тестирования очень проста. Пользователи ресурса случайным образом делятся на сегменты. Один из сегментов остается без изменений — это контрольный сегмент “A”, на основе данных по этому сегменту мы будем оценивать эффект от вносимых изменений. Пользователям из сегмента “B” показываем измененную версию ресурса.</text:p>
      <text:p text:style-name="P3">Чтобы получить статистически значимый результат, очень важно исключить влияние сегментов друг на друга, т.е. пользователь должен быть отнесен строго к одному сегменту.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Garud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9:56:30.369010079</meta:creation-date>
    <dc:date>2019-04-22T07:13:05.101852378</dc:date>
    <meta:editing-duration>PT11H6M24S</meta:editing-duration>
    <meta:editing-cycles>1</meta:editing-cycles>
    <meta:document-statistic meta:table-count="0" meta:image-count="0" meta:object-count="0" meta:page-count="1" meta:paragraph-count="3" meta:word-count="66" meta:character-count="504" meta:non-whitespace-character-count="438"/>
    <meta:generator>LibreOffice/6.0.7.3$Linux_X86_64 LibreOffice_project/00m0$Build-3</meta:generator>
  </office:meta>
</office:document-meta>
</file>